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 CJK TC" svg:font-family="'Noto Sans CJK T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0286" officeooo:paragraph-rsid="0011531c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8pt" officeooo:rsid="00121c0b" officeooo:paragraph-rsid="0011531c" style:font-size-asian="28pt" style:font-size-complex="28pt"/>
    </style:style>
    <style:style style:name="P3" style:family="paragraph" style:parent-style-name="Standard">
      <style:paragraph-properties fo:text-align="end" style:justify-single-word="false"/>
      <style:text-properties officeooo:rsid="00121c0b" officeooo:paragraph-rsid="0011531c"/>
    </style:style>
    <style:style style:name="P4" style:family="paragraph" style:parent-style-name="Standard">
      <style:paragraph-properties fo:line-height="100%" fo:text-align="start" style:justify-single-word="false"/>
      <style:text-properties style:font-name="Arial1" fo:font-size="20pt" fo:font-weight="bold" officeooo:rsid="00160286" officeooo:paragraph-rsid="0011531c" style:font-size-asian="20pt" style:font-weight-asian="bold" style:font-size-complex="20pt" style:font-weight-complex="bold"/>
    </style:style>
    <style:style style:name="P5" style:family="paragraph" style:parent-style-name="Horizontal_20_Line">
      <style:paragraph-properties fo:margin-top="0cm" fo:margin-bottom="0.275cm" loext:contextual-spacing="false"/>
      <style:text-properties officeooo:paragraph-rsid="0011531c"/>
    </style:style>
    <style:style style:name="T1" style:family="text">
      <style:text-properties officeooo:rsid="0014c803"/>
    </style:style>
    <style:style style:name="T2" style:family="text">
      <style:text-properties officeooo:rsid="00115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<text:span text:style-name="T2">3</text:span> Report</text:p>
      <text:p text:style-name="P3">B06602037 徐子程</text:p>
      <text:p text:style-name="P4">Challenges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 CJK TC" svg:font-family="'Noto Sans CJK T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TC" style:font-size-asian="12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TC" style:font-size-asian="12pt" style:language-asian="zh" style:country-asian="TW" style:font-name-complex="Noto Sans CJK T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Noto Sans CJK TC" style:font-family-asian="'Noto Sans CJK TC'" style:font-family-generic-asian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name-asian="Noto Sans CJK TC" style:font-family-asian="'Noto Sans CJK TC'" style:font-family-generic-asian="swiss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Noto Sans CJK TC" style:font-family-asian="'Noto Sans CJK TC'" style:font-family-generic-asian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23:25:54.020066616</meta:creation-date>
    <dc:date>2019-11-30T23:26:14.887084895</dc:date>
    <meta:editing-duration>PT22S</meta:editing-duration>
    <meta:editing-cycles>1</meta:editing-cycles>
    <meta:document-statistic meta:table-count="0" meta:image-count="0" meta:object-count="0" meta:page-count="1" meta:paragraph-count="3" meta:word-count="7" meta:character-count="33" meta:non-whitespace-character-count="31"/>
    <meta:generator>LibreOffice/6.0.7.3$Linux_X86_64 LibreOffice_project/00m0$Build-3</meta:generator>
  </office:meta>
</office:document-meta>
</file>